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size="72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O Hostio Święta,</text:span><text:span text:style-name="T1"><text:line-break/></text:span><text:span text:style-name="T1">zdroju Bożej słodyczy</text:span><text:span text:style-name="T1"><text:line-break/></text:span><text:span text:style-name="T1">Ty dajesz </text:span><text:span text:style-name="T1">duszy mojej m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1">1. O Tyś Wszechmocny</text:span><text:span text:style-name="T1"><text:line-break/></text:span><text:span text:style-name="T1">Któryś przybrał</text:span><text:span text:style-name="T1"><text:line-break/></text:span><text:span text:style-name="T1">ciało z Dziewicy</text:span><text:span text:style-name="T1"><text:line-break/></text:span><text:span text:style-name="T1">Przychodzisz do serca mego</text:span><text:span text:style-name="T1"><text:line-break/></text:span><text:span text:style-name="T1">– utajony</text:span><text:span text:style-name="T1"><text:line-break/></text:span><text:span text:style-name="T1">I nie dosięga Cię zmysłów m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Hostio Święta,</text:span><text:span text:style-name="T1"><text:line-break/></text:span><text:span text:style-name="T1">zdroju Bożej słodyczy</text:span><text:span text:style-name="T1"><text:line-break/></text:span><text:span text:style-name="T1">Ty dajesz </text:span><text:span text:style-name="T1">duszy mojej m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Me serce</text:span><text:span text:style-name="T1"><text:line-break/></text:span><text:span text:style-name="T1">jest Ci mieszkaniem</text:span><text:span text:style-name="T1"><text:line-break/></text:span><text:span text:style-name="T1">o Królu </text:span><text:span text:style-name="T1">Wiecznej Chwały</text:span><text:span text:style-name="T1"><text:line-break/></text:span><text:span text:style-name="T1">Panuj w mym sercu</text:span><text:span text:style-name="T1"><text:line-break/></text:span><text:span text:style-name="T1">i króluj w nim jako w pałacu</text:span><text:span text:style-name="T1"><text:line-break/></text:span><text:span text:style-name="T1">O wielki, niepojęty Boże,</text:span><text:span text:style-name="T1"><text:line-break/></text:span><text:span text:style-name="T1">któryś raczył tak się uniżyć</text:span><text:span text:style-name="T1"><text:line-break/></text:span><text:span text:style-name="T1">Oddaję Ci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O Hostio Święta,</text:span><text:span text:style-name="T1"><text:line-break/></text:span><text:span text:style-name="T1">zdroju Bożej słodyczy</text:span><text:span text:style-name="T1"><text:line-break/></text:span><text:span text:style-name="T1">Ty dajesz </text:span><text:span text:style-name="T1">duszy mojej m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00:04</meta:creation-date>
    <dc:creator>Rafał Talacha</dc:creator>
    <dc:date>2009-01-27T10:51:31</dc:date>
    <dc:language>pl-PL</dc:language>
    <meta:editing-cycles>5</meta:editing-cycles>
    <meta:editing-duration>PT6M14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